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a1e4" officeooo:paragraph-rsid="001fa1e4"/>
    </style:style>
    <style:style style:name="P2" style:family="paragraph" style:parent-style-name="Standard">
      <style:text-properties officeooo:rsid="002152ad" officeooo:paragraph-rsid="002152ad"/>
    </style:style>
    <style:style style:name="P3" style:family="paragraph" style:parent-style-name="Standard">
      <style:text-properties officeooo:rsid="002512be" officeooo:paragraph-rsid="002512be"/>
    </style:style>
    <style:style style:name="P4" style:family="paragraph" style:parent-style-name="Standard">
      <style:text-properties officeooo:paragraph-rsid="0025ccc7"/>
    </style:style>
    <style:style style:name="P5" style:family="paragraph" style:parent-style-name="Standard">
      <style:text-properties officeooo:rsid="00272775" officeooo:paragraph-rsid="00272775"/>
    </style:style>
    <style:style style:name="P6" style:family="paragraph" style:parent-style-name="Standard">
      <style:text-properties officeooo:paragraph-rsid="00272775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512be"/>
    </style:style>
    <style:style style:name="T4" style:family="text">
      <style:text-properties fo:font-weight="bold"/>
    </style:style>
    <style:style style:name="T5" style:family="text">
      <style:text-properties fo:font-weight="bold" officeooo:rsid="0025ccc7"/>
    </style:style>
    <style:style style:name="T6" style:family="text">
      <style:text-properties officeooo:rsid="0025baeb"/>
    </style:style>
    <style:style style:name="T7" style:family="text">
      <style:text-properties officeooo:rsid="00272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var/www/html/students/other/kssp/</text:p>
      <text:p text:style-name="P1"/>
      <text:p text:style-name="P2">2.<text:tab/>2019 is celebrated as the International year of <text:span text:style-name="T2">Periodic Table</text:span></text:p>
      <text:p text:style-name="P2"><text:tab/><text:tab/><text:tab/><text:tab/><text:tab/><text:tab/>Mendeleev</text:p>
      <text:p text:style-name="P3">3. Which Animal produces the larges quantity of non-biodegradable waste?</text:p>
      <text:p text:style-name="P3"/>
      <text:p text:style-name="P4"><text:span text:style-name="T3">4. <text:s/></text:span>The <text:span text:style-name="T4">Right Livelihood Award</text:span><text:span text:style-name="T5">(Alternative Nobel Prize)</text:span> is an international award to "honour and support those offering practical and exemplary answers to the most urgent challenges facing us today." <text:span text:style-name="T6">Which organisation in kerala won this in 1996</text:span></text:p>
      <text:p text:style-name="P6"><text:span text:style-name="T7">5. Expand MSG </text:span>(Monosodium Glutamate)</text:p>
      <text:p text:style-name="P6"/>
      <text:p text:style-name="P5">6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19-10-18T12:33:58.751556257</meta:creation-date>
    <dc:date>2019-10-18T14:02:26.972625088</dc:date>
    <dc:creator>Sujith </dc:creator>
    <meta:editing-duration>PT1H18M18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66" meta:character-count="470" meta:non-whitespace-character-count="403"/>
  </office:meta>
</office:document-meta>
</file>